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183E560000CECF0000CECF6777BBF8F2FAF28E.svg" manifest:media-type="image/svg+xml"/>
  <manifest:file-entry manifest:full-path="Pictures/10000201000002C3000002C339E557D62CC07500.png" manifest:media-type="image/png"/>
  <manifest:file-entry manifest:full-path="Pictures/10000201000002C3000002C38C9567E538DABB5E.png" manifest:media-type="image/png"/>
  <manifest:file-entry manifest:full-path="Pictures/10183F4D0000CECF0000CECF565CF68FC29AAD72.svg" manifest:media-type="image/svg+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paragraph" svg:x="0.1319in" svg:y="4.8984in" svg:width="2.7555in" svg:height="2.7555in" draw:z-index="0"><draw:image xlink:href="Pictures/10183E560000CECF0000CECF6777BBF8F2FAF28E.svg" xlink:type="simple" xlink:show="embed" xlink:actuate="onLoad" loext:mime-type="image/svg+xml"/><draw:image xlink:href="Pictures/10000201000002C3000002C339E557D62CC07500.png" xlink:type="simple" xlink:show="embed" xlink:actuate="onLoad" loext:mime-type="image/png"/></draw:frame><draw:frame draw:style-name="fr1" draw:name="Image1" text:anchor-type="paragraph" svg:x="2.3429in" svg:y="4.9in" svg:width="2.6909in" svg:height="2.6909in" draw:z-index="1"><draw:image xlink:href="Pictures/10183F4D0000CECF0000CECF565CF68FC29AAD72.svg" xlink:type="simple" xlink:show="embed" xlink:actuate="onLoad" loext:mime-type="image/svg+xml"/><draw:image xlink:href="Pictures/10000201000002C3000002C38C9567E538DABB5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05T15:55:44.022000000</meta:creation-date>
    <dc:date>2021-10-05T16:10:49.389000000</dc:date>
    <meta:editing-duration>PT4M32S</meta:editing-duration>
    <meta:editing-cycles>3</meta:editing-cycles>
    <meta:generator>LibreOffice/6.3.2.2$Windows_X86_64 LibreOffice_project/98b30e735bda24bc04ab42594c85f7fd8be07b9c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